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fill="solid" draw:fill-color="#00ffff" draw:textarea-horizontal-align="justify" draw:textarea-vertical-align="middle" draw:auto-grow-height="false"/>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svg:stroke-width="0.102cm" draw:textarea-horizontal-align="justify" draw:textarea-vertical-align="middle" draw:auto-grow-height="false" fo:padding-top="0.176cm" fo:padding-bottom="0.176cm" fo:padding-left="0.301cm" fo:padding-right="0.301cm"/>
    </style:style>
    <style:style style:name="gr42" style:family="graphic" style:parent-style-name="objectwithoutfill">
      <style:graphic-properties svg:stroke-width="0.152cm" draw:marker-start-width="0.275cm" draw:marker-end="Arrow" draw:marker-end-width="0.381cm" draw:fill="none" draw:textarea-vertical-align="middle" fo:padding-top="0.201cm" fo:padding-bottom="0.201cm" fo:padding-left="0.326cm" fo:padding-right="0.326cm"/>
    </style:style>
    <style:style style:name="gr43" style:family="graphic" style:parent-style-name="objectwithoutfill">
      <style:graphic-properties svg:stroke-width="0.152cm" draw:marker-start="Arrow" draw:marker-start-width="0.483cm" draw:marker-end="" draw:marker-end-width="0.381cm" draw:fill="none" draw:textarea-vertical-align="middle" fo:padding-top="0.201cm" fo:padding-bottom="0.201cm" fo:padding-left="0.326cm" fo:padding-right="0.326cm"/>
    </style:style>
    <style:style style:name="gr44" style:family="graphic" style:parent-style-name="objectwithoutfill">
      <style:graphic-properties svg:stroke-width="0.102cm" draw:fill="none" draw:textarea-vertical-align="middle" fo:padding-top="0.176cm" fo:padding-bottom="0.176cm" fo:padding-left="0.301cm" fo:padding-right="0.301cm"/>
    </style:style>
    <style:style style:name="gr45" style:family="graphic" style:parent-style-name="standard">
      <style:graphic-properties draw:stroke="none" svg:stroke-color="#000000" draw:fill="none" draw:fill-color="#ffffff" draw:textarea-horizontal-align="left" draw:auto-grow-height="true" draw:auto-grow-width="true" fo:min-height="1.33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46cm" fo:min-width="0.002cm"/>
    </style:style>
    <style:style style:name="gr47" style:family="graphic" style:parent-style-name="objectwithoutfill">
      <style:graphic-properties draw:marker-end="Arrow" draw:marker-end-width="0.3cm" draw:fill="none" draw:textarea-vertical-align="middle"/>
    </style:style>
    <style:style style:name="gr48" style:family="graphic" style:parent-style-name="objectwithoutfill">
      <style:graphic-properties draw:stroke="dash" draw:stroke-dash="Fine_20_Dashed" svg:stroke-width="0.102cm" svg:stroke-color="#808080" draw:marker-start-width="0.352cm" draw:marker-end="" draw:marker-end-width="0.452cm" draw:fill="none" draw:textarea-vertical-align="middle" fo:padding-top="0.175cm" fo:padding-bottom="0.175cm" fo:padding-left="0.3cm" fo:padding-right="0.3cm"/>
    </style:style>
    <style:style style:name="gr49" style:family="graphic" style:parent-style-name="standard">
      <style:graphic-properties draw:fill="none" draw:textarea-horizontal-align="justify" draw:textarea-vertical-align="middle" draw:auto-grow-height="false" fo:min-height="0cm" fo:min-width="0cm" fo:wrap-option="no-wrap"/>
    </style:style>
    <style:style style:name="gr50" style:family="graphic" style:parent-style-name="objectwithoutfill">
      <style:graphic-properties svg:stroke-width="0.102cm" svg:stroke-color="#0000ff" draw:marker-start-width="0.352cm" draw:marker-end="Arrow" draw:marker-end-width="0.452cm" draw:fill="none" draw:textarea-vertical-align="middle" fo:padding-top="0.175cm" fo:padding-bottom="0.175cm" fo:padding-left="0.3cm" fo:padding-right="0.3cm"/>
    </style:style>
    <style:style style:name="gr51" style:family="graphic" style:parent-style-name="standard">
      <style:graphic-properties draw:fill="solid" draw:fill-color="#33cc66" draw:textarea-horizontal-align="justify" draw:textarea-vertical-align="middle" draw:auto-grow-height="false"/>
    </style:style>
    <style:style style:name="gr52" style:family="graphic" style:parent-style-name="standard">
      <style:graphic-properties draw:fill="solid" draw:fill-color="#83caff" draw:textarea-horizontal-align="justify" draw:textarea-vertical-align="middle" draw:auto-grow-height="false"/>
    </style:style>
    <style:style style:name="gr53" style:family="graphic" style:parent-style-name="standard">
      <style:graphic-properties draw:fill="solid" draw:fill-color="#ffd320" draw:textarea-horizontal-align="justify" draw:textarea-vertical-align="middle" draw:auto-grow-height="false"/>
    </style:style>
    <style:style style:name="gr54" style:family="graphic" style:parent-style-name="standard">
      <style:graphic-properties draw:fill="solid" draw:fill-color="#83caff" draw:textarea-horizontal-align="justify" draw:textarea-vertical-align="middle" draw:auto-grow-height="false" fo:min-height="0cm" fo:min-width="0cm" fo:wrap-option="no-wrap"/>
    </style:style>
    <style:style style:name="gr55" style:family="graphic" style:parent-style-name="standard">
      <style:graphic-properties draw:fill="solid" draw:fill-color="#ffd320" draw:textarea-horizontal-align="justify" draw:textarea-vertical-align="middle" draw:auto-grow-height="false" fo:min-height="0cm" fo:min-width="0cm" fo:wrap-option="no-wrap"/>
    </style:style>
    <style:style style:name="gr56" style:family="graphic" style:parent-style-name="standard">
      <style:graphic-properties draw:fill="solid" draw:fill-color="#ff6309" draw:textarea-horizontal-align="justify" draw:textarea-vertical-align="middle" draw:auto-grow-height="false"/>
    </style:style>
    <style:style style:name="gr57" style:family="graphic" style:parent-style-name="objectwithoutfill">
      <style:graphic-properties draw:marker-end="Arrow" draw:marker-end-width="0.3cm" draw:fill="none" draw:fill-color="#ff6309" draw:textarea-vertical-align="middle"/>
    </style:style>
    <style:style style:name="gr58" style:family="graphic" style:parent-style-name="objectwithoutfill">
      <style:graphic-properties svg:stroke-width="0.102cm" draw:marker-start-width="0.352cm" draw:marker-end="Arrow" draw:marker-end-width="0.352cm" draw:fill="none" draw:fill-color="#ff6309" draw:textarea-vertical-align="middle" fo:padding-top="0.175cm" fo:padding-bottom="0.175cm" fo:padding-left="0.3cm" fo:padding-right="0.3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color="#000000" fo:font-size="18pt" style:font-size-asian="18pt"/>
    </style:style>
    <style:style style:name="P30" style:family="paragraph">
      <style:paragraph-properties fo:text-align="start"/>
      <style:text-properties fo:font-family="'VL Gothic'" style:font-family-generic="swiss" style:font-pitch="variable"/>
    </style:style>
    <style:style style:name="P31" style:family="paragraph">
      <style:paragraph-properties fo:text-align="center"/>
      <style:text-properties fo:font-family="'VL Gothic'" style:font-family-generic="swiss" style:font-pitch="variable" fo:font-size="18pt"/>
    </style:style>
    <style:style style:name="P32" style:family="paragraph">
      <style:paragraph-properties fo:text-align="start"/>
      <style:text-properties fo:font-family="'VL Gothic'" style:font-family-generic="swiss" style:font-pitch="variable" fo:font-size="18pt"/>
    </style:style>
    <style:style style:name="P33" style:family="paragraph">
      <style:text-properties fo:font-family="'VL Gothic'" style:font-family-generic="swiss" style:font-pitch="variable" fo:font-size="17pt" style:font-family-asian="'VL Gothic'" style:font-family-generic-asian="swiss" style:font-pitch-asian="variable" style:font-size-asian="17pt" style:font-size-complex="17pt"/>
    </style:style>
    <style:style style:name="P34" style:family="paragraph">
      <style:paragraph-properties fo:text-align="center"/>
      <style:text-properties fo:font-family="'VL Gothic'" style:font-family-generic="swiss" style:font-pitch="variable"/>
    </style:style>
    <style:style style:name="P35" style:family="paragraph">
      <style:text-properties fo:font-family="'VL Gothic'" style:font-family-generic="swiss" style:font-pitch="variable"/>
    </style:style>
    <style:style style:name="P36" style:family="paragraph">
      <style:text-properties fo:font-size="13pt" style:font-size-asian="13pt" style:font-size-complex="13pt"/>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fo:font-size="17pt" style:font-family-asian="'VL Gothic'" style:font-family-generic-asian="swiss" style:font-pitch-asian="variable" style:font-size-asian="17pt" style:font-size-complex="17pt"/>
    </style:style>
    <style:style style:name="T23" style:family="text">
      <style:text-properties fo:font-family="'VL Gothic'" style:font-family-generic="swiss" style:font-pitch="variable"/>
    </style:style>
    <style:style style:name="T2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text:span text:style-name="T15">オブジェクト</text:span></text:p>
          <text:p text:style-name="P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4" draw:layer="layout" svg:width="3.677cm" svg:height="1.06cm" svg:x="17.913cm" svg:y="10.876cm">
          <draw:text-box>
            <text:p><text:span text:style-name="T17">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2" draw:layer="layout" svg:width="5.842cm" svg:height="1.734cm" svg:x="9.958cm" svg:y="11.698cm">
          <text:p text:style-name="P2"><text:span text:style-name="T15">VM</text:span><text:span text:style-name="T15">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1.2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2.407cm" svg:height="1.06cm" svg:x="10.922cm" svg:y="8.084cm">
          <draw:text-box>
            <text:p text:style-name="P2"><text:span text:style-name="T14">Client</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0" draw:layer="layout" svg:width="7.738cm" svg:height="4.318cm" svg:x="13.208cm" svg:y="4.826cm">
          <text:p text:style-name="P8"><text:span text:style-name="T19">タスクの場所</text:span><text:span text:style-name="T19">: XX</text:span><text:span text:style-name="T19">番地</text:span></text:p>
          <text:p text:style-name="P8"><text:span text:style-name="T19">タスクの通し番号</text:span><text:span text:style-name="T19">: 1</text:span></text:p>
          <text:p text:style-name="P8"><text:span text:style-name="T19">実行ワーカー総数</text:span><text:span text:style-name="T19">: 0</text:span></text:p>
          <text:p text:style-name="P8"><text:span text:style-name="T19">実行完了ワーカー総数</text:span><text:span text:style-name="T19">: 0</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799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23.11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1</text:span></text:p>
          <text:p text:style-name="P8"><text:span text:style-name="T14">実行完了ワーカー総数</text:span><text:span text:style-name="T14">: 0</text:span></text:p>
          <draw:enhanced-geometry svg:viewBox="0 0 21600 21600" draw:type="rectangle" draw:enhanced-path="M 0 0 L 21600 0 21600 21600 0 21600 0 0 Z N"/>
        </draw:custom-shape>
        <draw:custom-shape draw:style-name="gr41" draw:text-style-name="P2" draw:layer="layout" svg:width="1.27cm" svg:height="1.524cm" svg:x="12.954cm" svg:y="9.398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14.224cm" svg:y1="8.636cm" svg:x2="13.716cm" svg:y2="10.16cm">
          <text:p/>
        </draw:line>
        <draw:custom-shape draw:style-name="gr41" draw:text-style-name="P2" draw:layer="layout" svg:width="1.27cm" svg:height="1.524cm" svg:x="25.146cm" svg:y="8.89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24.13cm" svg:y1="8.636cm" svg:x2="24.892cm" svg:y2="5.588cm">
          <text:p/>
        </draw:line>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8" draw:text-style-name="P26" draw:layer="layout" svg:width="4.572cm" svg:height="3.556cm" svg:x="22.86cm" svg:y="2.794cm">
          <text:p/>
          <draw:enhanced-geometry svg:viewBox="0 0 21600 21600" draw:type="rectangle" draw:enhanced-path="M 0 0 L 21600 0 21600 21600 0 21600 0 0 Z N"/>
        </draw:custom-shape>
        <draw:custom-shape draw:style-name="gr39" draw:text-style-name="P29" draw:layer="layout" svg:width="1.778cm" svg:height="1.778cm" svg:x="23.36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1</text:span></text:p>
          <draw:enhanced-geometry svg:viewBox="0 0 21600 21600" draw:type="rectangle" draw:enhanced-path="M 0 0 L 21600 0 21600 21600 0 21600 0 0 Z N"/>
        </draw:custom-shape>
        <draw:custom-shape draw:style-name="gr41" draw:text-style-name="P19" draw:layer="layout" svg:width="1.27cm" svg:height="1.524cm" svg:x="12.954cm" svg:y="9.398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draw:custom-shape draw:style-name="gr41" draw:text-style-name="P19" draw:layer="layout" svg:width="1.27cm" svg:height="1.524cm" svg:x="25.4cm" svg:y="4.064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8.54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22" draw:layer="layout" svg:width="4.572cm" svg:height="3.556cm" svg:x="22.86cm" svg:y="2.794cm">
          <text:p text:style-name="P2"><text:span text:style-name="T15"/></text:p>
          <text:p text:style-name="P2"><text:span text:style-name="T15"/></text:p>
          <text:p text:style-name="P2"><text:span text:style-name="T15"/></text:p>
          <text:p text:style-name="P2"><text:span text:style-name="T15">終わり</text:span></text:p>
          <draw:enhanced-geometry svg:viewBox="0 0 21600 21600" draw:type="rectangle" draw:enhanced-path="M 0 0 L 21600 0 21600 21600 0 21600 0 0 Z N"/>
        </draw:custom-shape>
        <draw:custom-shape draw:style-name="gr39" draw:text-style-name="P2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2</text:span></text:p>
          <draw:enhanced-geometry svg:viewBox="0 0 21600 21600" draw:type="rectangle" draw:enhanced-path="M 0 0 L 21600 0 21600 21600 0 21600 0 0 Z N"/>
        </draw:custom-shape>
        <draw:custom-shape draw:style-name="gr39" draw:text-style-name="P29" draw:layer="layout" svg:width="1.778cm" svg:height="1.778cm" svg:x="8.48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2.86cm" svg:y1="10.006cm" svg:x2="20.574cm" svg:y2="10.006cm">
          <text:p/>
        </draw:line>
        <draw:line draw:style-name="gr44" draw:text-style-name="P2" draw:layer="layout" svg:x1="22.606cm" svg:y1="2.684cm" svg:x2="27.686cm" svg:y2="6.45cm">
          <text:p/>
        </draw:line>
        <draw:line draw:style-name="gr44" draw:text-style-name="P2" draw:layer="layout" svg:x1="27.586cm" svg:y1="2.684cm" svg:x2="22.506cm" svg:y2="6.45cm">
          <text:p/>
        </draw:line>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line draw:style-name="gr15" draw:text-style-name="P2" draw:layer="layout" svg:x1="5.335cm" svg:y1="3.656cm" svg:x2="25.655cm" svg:y2="3.656cm">
          <text:p/>
        </draw:line>
        <draw:frame draw:style-name="gr1" draw:text-style-name="P33" draw:layer="layout" svg:width="2.907cm" svg:height="1.775cm" svg:x="2.286cm" svg:y="2.794cm">
          <draw:text-box>
            <text:p><text:span text:style-name="T22">メイン</text:span></text:p>
            <text:p><text:span text:style-name="T22">スレッド</text:span></text:p>
          </draw:text-box>
        </draw:frame>
        <draw:frame draw:style-name="gr1" draw:text-style-name="P28" draw:layer="layout" svg:width="3.521cm" svg:height="1.869cm" svg:x="6.35cm" svg:y="7.366cm">
          <draw:text-box>
            <text:p><text:span text:style-name="T21">ワーカー</text:span></text:p>
            <text:p><text:span text:style-name="T21">スレッド</text:span><text:span text:style-name="T21">1</text:span></text:p>
          </draw:text-box>
        </draw:frame>
        <draw:line draw:style-name="gr17" draw:text-style-name="P2" draw:layer="layout" svg:x1="11.938cm" svg:y1="8.128cm" svg:x2="17.726cm" svg:y2="8.128cm">
          <text:p text:style-name="P2"/>
          <text:p text:style-name="P2"/>
          <text:p text:style-name="P2">一時停止中</text:p>
        </draw:line>
        <draw:line draw:style-name="gr19" draw:text-style-name="P11" draw:layer="layout" svg:x1="17.726cm" svg:y1="8.128cm" svg:x2="25.4cm" svg:y2="8.128cm">
          <text:p text:style-name="P2"><text:span text:style-name="T7"/></text:p>
          <text:p text:style-name="P2"><text:span text:style-name="T7">run()</text:span></text:p>
        </draw:line>
        <draw:frame draw:style-name="gr1" draw:text-style-name="P28" draw:layer="layout" svg:width="3.521cm" svg:height="1.869cm" svg:x="6.35cm" svg:y="11.176cm">
          <draw:text-box>
            <text:p><text:span text:style-name="T21">ワーカー</text:span></text:p>
            <text:p><text:span text:style-name="T21">スレッド</text:span><text:span text:style-name="T21">n</text:span></text:p>
          </draw:text-box>
        </draw:frame>
        <draw:frame draw:style-name="gr45" draw:text-style-name="P28" draw:layer="layout" svg:width="1.154cm" svg:height="1.869cm" svg:x="7.112cm" svg:y="9.235cm">
          <draw:text-box>
            <text:p><text:span text:style-name="T21">・</text:span></text:p>
            <text:p><text:span text:style-name="T21">・</text:span></text:p>
          </draw:text-box>
        </draw:frame>
        <draw:frame draw:style-name="gr46" draw:text-style-name="P28" draw:layer="layout" svg:width="8.44cm" svg:height="1.869cm" svg:x="5.193cm" svg:y="1.48cm">
          <draw:text-box>
            <text:p><text:span text:style-name="T21">gang = new WorkGang()</text:span></text:p>
            <text:p><text:span text:style-name="T21">gang.initialize_workers()</text:span></text:p>
          </draw:text-box>
        </draw:frame>
        <draw:frame draw:style-name="gr46" draw:text-style-name="P28" draw:layer="layout" svg:width="6.852cm" svg:height="1.06cm" svg:x="1.016cm" svg:y="5.036cm">
          <draw:text-box>
            <text:p><text:span text:style-name="T21">new GangWorker() x n</text:span></text:p>
          </draw:text-box>
        </draw:frame>
        <draw:frame draw:style-name="gr46" draw:text-style-name="P28" draw:layer="layout" svg:width="7.805cm" svg:height="1.06cm" svg:x="8.636cm" svg:y="5.08cm">
          <draw:text-box>
            <text:p><text:span text:style-name="T21">os::create_thread() x n</text:span></text:p>
          </draw:text-box>
        </draw:frame>
        <draw:frame draw:style-name="gr46" draw:text-style-name="P28" draw:layer="layout" svg:width="7.487cm" svg:height="1.06cm" svg:x="8.705cm" svg:y="14.224cm">
          <draw:text-box>
            <text:p><text:span text:style-name="T21">os::start_thread() x n</text:span></text:p>
          </draw:text-box>
        </draw:frame>
        <draw:frame draw:style-name="gr46" draw:text-style-name="P28" draw:layer="layout" svg:width="2.407cm" svg:height="1.06cm" svg:x="8.515cm" svg:y="16.466cm">
          <draw:text-box>
            <text:p><text:span text:style-name="T21">loop()</text:span></text:p>
          </draw:text-box>
        </draw:frame>
        <draw:line draw:style-name="gr47" draw:text-style-name="P2" draw:layer="layout" svg:x1="7.874cm" svg:y1="3.302cm" svg:x2="7.874cm" svg:y2="6.604cm">
          <text:p/>
        </draw:lin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line draw:style-name="gr48" draw:text-style-name="P2" draw:layer="layout" svg:x1="5.334cm" svg:y1="5.586cm" svg:x2="25.654cm" svg:y2="5.586cm">
          <text:p/>
        </draw:line>
        <draw:line draw:style-name="gr48" draw:text-style-name="P2" draw:layer="layout" svg:x1="5.334cm" svg:y1="8.386cm" svg:x2="25.654cm" svg:y2="8.386cm">
          <text:p/>
        </draw:line>
        <draw:line draw:style-name="gr48" draw:text-style-name="P2" draw:layer="layout" svg:x1="5.334cm" svg:y1="11.386cm" svg:x2="25.654cm" svg:y2="11.386cm">
          <text:p/>
        </draw:line>
        <draw:line draw:style-name="gr48" draw:text-style-name="P2" draw:layer="layout" svg:x1="5.334cm" svg:y1="2.586cm" svg:x2="25.654cm" svg:y2="2.586cm">
          <text:p/>
        </draw:line>
        <draw:frame draw:style-name="gr1" draw:text-style-name="P14" draw:layer="layout" svg:width="3.33cm" svg:height="2.047cm" svg:x="1.919cm" svg:y="1.524cm">
          <draw:text-box>
            <text:p><text:span text:style-name="T9">メイン</text:span></text:p>
            <text:p><text:span text:style-name="T9">スレッド</text:span></text:p>
          </draw:text-box>
        </draw:frame>
        <draw:frame draw:style-name="gr1" draw:text-style-name="P14" draw:layer="layout" svg:width="3.865cm" svg:height="1.149cm" svg:x="1.466cm" svg:y="5.018cm">
          <draw:text-box>
            <text:p><text:span text:style-name="T9">スレッド</text:span><text:span text:style-name="T9">A</text:span></text:p>
          </draw:text-box>
        </draw:frame>
        <draw:frame draw:style-name="gr1" draw:text-style-name="P14" draw:layer="layout" svg:width="3.865cm" svg:height="1.149cm" svg:x="1.466cm" svg:y="7.719cm">
          <draw:text-box>
            <text:p><text:span text:style-name="T9">スレッド</text:span><text:span text:style-name="T9">B</text:span></text:p>
          </draw:text-box>
        </draw:frame>
        <draw:frame draw:style-name="gr1" draw:text-style-name="P14" draw:layer="layout" svg:width="3.865cm" svg:height="1.149cm" svg:x="1.466cm" svg:y="10.72cm">
          <draw:text-box>
            <text:p><text:span text:style-name="T9">スレッド</text:span><text:span text:style-name="T9">C</text:span></text:p>
          </draw:text-box>
        </draw:frame>
        <draw:custom-shape draw:style-name="gr49" draw:text-style-name="P26" draw:layer="layout" svg:width="4.826cm" svg:height="1.27cm" svg:x="9.396cm" svg:y="0.762cm">
          <text:p text:style-name="P2"><text:span text:style-name="T19">suspend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4.826cm" svg:height="1.27cm" svg:x="20.95cm" svg:y="0.762cm">
          <text:p text:style-name="P2"><text:span text:style-name="T19">resume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5.334cm" svg:y1="2.586cm" svg:x2="11.938cm" svg:y2="2.586cm">
          <text:p/>
        </draw:line>
        <draw:line draw:style-name="gr15" draw:text-style-name="P11" draw:layer="layout" svg:x1="5.334cm" svg:y1="5.586cm" svg:x2="16.51cm" svg:y2="5.586cm">
          <text:p/>
        </draw:line>
        <draw:line draw:style-name="gr15" draw:text-style-name="P11" draw:layer="layout" svg:x1="5.334cm" svg:y1="8.386cm" svg:x2="13.208cm" svg:y2="8.386cm">
          <text:p/>
        </draw:line>
        <draw:line draw:style-name="gr15" draw:text-style-name="P11" draw:layer="layout" svg:x1="5.334cm" svg:y1="11.386cm" svg:x2="20.32cm" svg:y2="11.386cm">
          <text:p/>
        </draw:line>
        <draw:line draw:style-name="gr50" draw:text-style-name="P11" draw:layer="layout" svg:x1="16.51cm" svg:y1="2.586cm" svg:x2="23.622cm" svg:y2="2.586cm">
          <text:p/>
        </draw:line>
        <draw:line draw:style-name="gr15" draw:text-style-name="P11" draw:layer="layout" svg:x1="23.622cm" svg:y1="2.586cm" svg:x2="25.654cm" svg:y2="2.586cm">
          <text:p/>
        </draw:line>
        <draw:custom-shape draw:style-name="gr49" draw:text-style-name="P26" draw:layer="layout" svg:width="3.07cm" svg:height="1.27cm" svg:x="11.428cm" svg:y="6.688cm">
          <text:p text:style-name="P2"><text:span text:style-name="T19">join()</text:span></text:p>
          <draw:enhanced-geometry svg:viewBox="0 0 21600 21600" draw:text-areas="800 800 20800 20800" draw:type="round-rectangular-callout" draw:modifiers="11992.1849560404 26970.25963808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1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5.586cm" svg:x2="25.46cm" svg:y2="5.586cm">
          <text:p/>
        </draw:line>
        <draw:custom-shape draw:style-name="gr49" draw:text-style-name="P26" draw:layer="layout" svg:width="3.07cm" svg:height="1.056cm" svg:x="4.428cm" svg:y="4.002cm">
          <text:p text:style-name="P2"><text:span text:style-name="T19">join()</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14.6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8.386cm" svg:x2="25.46cm" svg:y2="8.386cm">
          <text:p/>
        </draw:line>
        <draw:line draw:style-name="gr15" draw:text-style-name="P11" draw:layer="layout" svg:x1="23.368cm" svg:y1="11.386cm" svg:x2="25.46cm" svg:y2="11.386cm">
          <text:p/>
        </draw:line>
        <draw:custom-shape draw:style-name="gr49" draw:text-style-name="P26" draw:layer="layout" svg:width="3.07cm" svg:height="1.27cm" svg:x="18.5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056cm" svg:x="22.352cm" svg:y="4.002cm">
          <text:p text:style-name="P2"><text:span text:style-name="T19">leave()</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2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22.538cm" svg:y="6.63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custom-shape draw:style-name="gr28" draw:text-style-name="P2" draw:layer="layout" svg:width="2.54cm" svg:height="2.54cm" svg:x="2.54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4.037cm" svg:height="1.149cm" svg:x="1.757cm" svg:y="1.524cm">
          <draw:text-box>
            <text:p><text:span text:style-name="T9">呼び出し側</text:span></text:p>
          </draw:text-box>
        </draw:frame>
        <draw:custom-shape draw:style-name="gr51" draw:text-style-name="P2" draw:layer="layout" svg:width="2.54cm" svg:height="2.54cm" svg:x="11.938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8.325cm" svg:height="1.149cm" svg:x="10.217cm" svg:y="1.645cm">
          <draw:text-box>
            <text:p><text:span text:style-name="T9">process_strong_roots()</text:span></text:p>
          </draw:text-box>
        </draw:frame>
        <draw:custom-shape draw:style-name="gr20" draw:text-style-name="P34" draw:layer="layout" svg:width="3.556cm" svg:height="1.524cm" svg:x="6.604cm" svg:y="2.54cm">
          <text:p text:style-name="P34"><text:span text:style-name="T23">do_oop()</text:span></text:p>
          <draw:enhanced-geometry svg:viewBox="0 0 21600 21600" draw:type="rectangle" draw:enhanced-path="M 0 0 L 21600 0 21600 21600 0 21600 0 0 Z N"/>
        </draw:custom-shape>
        <draw:line draw:style-name="gr47" draw:text-style-name="P2" draw:layer="layout" svg:x1="5.842cm" svg:y1="4.318cm" svg:x2="11.176cm" svg:y2="4.318cm">
          <text:p/>
        </draw:line>
        <draw:custom-shape draw:style-name="gr52" draw:text-style-name="P2" draw:layer="layout" svg:width="2.54cm" svg:height="2.54cm" svg:x="7.874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3" draw:text-style-name="P2" draw:layer="layout" svg:width="2.54cm" svg:height="2.54cm" svg:x="14.986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2.407cm" svg:height="0.992cm" svg:x="18.796cm" svg:y="8.636cm">
          <draw:text-box>
            <text:p>・・・</text:p>
          </draw:text-box>
        </draw:frame>
        <draw:custom-shape draw:style-name="gr54" draw:text-style-name="P2" draw:layer="layout" svg:width="6.096cm" svg:height="2.54cm" svg:x="3.302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2" draw:layer="layout" svg:width="6.024cm" svg:height="2.54cm" svg:x="11.746cm" svg:y="10.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5" draw:layer="layout" svg:width="3.042cm" svg:height="1.06cm" svg:x="4.826cm" svg:y="8.436cm">
          <draw:text-box>
            <text:p text:style-name="P35"><text:span text:style-name="T23">Universe</text:span></text:p>
          </draw:text-box>
        </draw:frame>
        <draw:frame draw:style-name="gr1" draw:text-style-name="P35" draw:layer="layout" svg:width="2.725cm" svg:height="1.06cm" svg:x="11.938cm" svg:y="8.636cm">
          <draw:text-box>
            <text:p text:style-name="P35"><text:span text:style-name="T23">Threads</text:span></text:p>
          </draw:text-box>
        </draw:frame>
        <draw:custom-shape draw:style-name="gr56" draw:text-style-name="P2" draw:layer="layout" svg:width="0.508cm" svg:height="0.508cm" svg:x="5.08cm" svg:y="10.692cm">
          <text:p/>
          <draw:enhanced-geometry svg:viewBox="0 0 21600 21600" draw:type="rectangle" draw:enhanced-path="M 0 0 L 21600 0 21600 21600 0 21600 0 0 Z N"/>
        </draw:custom-shape>
        <draw:custom-shape draw:style-name="gr56" draw:text-style-name="P2" draw:layer="layout" svg:width="0.508cm" svg:height="0.508cm" svg:x="5.58cm" svg:y="10.692cm">
          <text:p/>
          <draw:enhanced-geometry svg:viewBox="0 0 21600 21600" draw:type="rectangle" draw:enhanced-path="M 0 0 L 21600 0 21600 21600 0 21600 0 0 Z N"/>
        </draw:custom-shape>
        <draw:custom-shape draw:style-name="gr56" draw:text-style-name="P2" draw:layer="layout" svg:width="0.508cm" svg:height="0.508cm" svg:x="6.08cm" svg:y="10.692cm">
          <text:p/>
          <draw:enhanced-geometry svg:viewBox="0 0 21600 21600" draw:type="rectangle" draw:enhanced-path="M 0 0 L 21600 0 21600 21600 0 21600 0 0 Z N"/>
        </draw:custom-shape>
        <draw:custom-shape draw:style-name="gr56" draw:text-style-name="P2" draw:layer="layout" svg:width="0.508cm" svg:height="0.508cm" svg:x="6.58cm" svg:y="10.692cm">
          <text:p/>
          <draw:enhanced-geometry svg:viewBox="0 0 21600 21600" draw:type="rectangle" draw:enhanced-path="M 0 0 L 21600 0 21600 21600 0 21600 0 0 Z N"/>
        </draw:custom-shape>
        <draw:frame draw:style-name="gr1" draw:text-style-name="P36" draw:layer="layout" svg:width="1.874cm" svg:height="0.785cm" svg:x="7.088cm" svg:y="10.592cm">
          <draw:text-box>
            <text:p text:style-name="P36"><text:span text:style-name="T24">・・・</text:span></text:p>
          </draw:text-box>
        </draw:frame>
        <draw:frame draw:style-name="gr1" draw:text-style-name="P35" draw:layer="layout" svg:width="2.407cm" svg:height="0.992cm" svg:x="5.334cm" svg:y="11.454cm">
          <draw:text-box>
            <text:p text:style-name="P35"><text:span text:style-name="T23">ルート</text:span></text:p>
          </draw:text-box>
        </draw:frame>
        <draw:custom-shape draw:style-name="gr56" draw:text-style-name="P2" draw:layer="layout" svg:width="0.508cm" svg:height="0.508cm" svg:x="13.38cm" svg:y="11.193cm">
          <text:p/>
          <draw:enhanced-geometry svg:viewBox="0 0 21600 21600" draw:type="rectangle" draw:enhanced-path="M 0 0 L 21600 0 21600 21600 0 21600 0 0 Z N"/>
        </draw:custom-shape>
        <draw:custom-shape draw:style-name="gr56" draw:text-style-name="P2" draw:layer="layout" svg:width="0.508cm" svg:height="0.508cm" svg:x="13.88cm" svg:y="11.193cm">
          <text:p/>
          <draw:enhanced-geometry svg:viewBox="0 0 21600 21600" draw:type="rectangle" draw:enhanced-path="M 0 0 L 21600 0 21600 21600 0 21600 0 0 Z N"/>
        </draw:custom-shape>
        <draw:custom-shape draw:style-name="gr56" draw:text-style-name="P2" draw:layer="layout" svg:width="0.508cm" svg:height="0.508cm" svg:x="14.38cm" svg:y="11.193cm">
          <text:p/>
          <draw:enhanced-geometry svg:viewBox="0 0 21600 21600" draw:type="rectangle" draw:enhanced-path="M 0 0 L 21600 0 21600 21600 0 21600 0 0 Z N"/>
        </draw:custom-shape>
        <draw:custom-shape draw:style-name="gr56" draw:text-style-name="P2" draw:layer="layout" svg:width="0.508cm" svg:height="0.508cm" svg:x="14.88cm" svg:y="11.193cm">
          <text:p/>
          <draw:enhanced-geometry svg:viewBox="0 0 21600 21600" draw:type="rectangle" draw:enhanced-path="M 0 0 L 21600 0 21600 21600 0 21600 0 0 Z N"/>
        </draw:custom-shape>
        <draw:frame draw:style-name="gr1" draw:text-style-name="P36" draw:layer="layout" svg:width="1.874cm" svg:height="0.785cm" svg:x="15.388cm" svg:y="11.093cm">
          <draw:text-box>
            <text:p text:style-name="P36"><text:span text:style-name="T24">・・・</text:span></text:p>
          </draw:text-box>
        </draw:frame>
        <draw:line draw:style-name="gr57" draw:text-style-name="P2" draw:layer="layout" svg:x1="11.938cm" svg:y1="5.334cm" svg:x2="10.16cm" svg:y2="7.62cm">
          <text:p/>
        </draw:line>
        <draw:line draw:style-name="gr57" draw:text-style-name="P2" draw:layer="layout" svg:x1="14.224cm" svg:y1="5.588cm" svg:x2="15.494cm" svg:y2="7.366cm">
          <text:p/>
        </draw:line>
        <draw:line draw:style-name="gr57" draw:text-style-name="P2" draw:layer="layout" svg:x1="14.732cm" svg:y1="5.08cm" svg:x2="19.558cm" svg:y2="7.112cm">
          <text:p/>
        </draw:line>
        <draw:custom-shape draw:style-name="gr20" draw:text-style-name="P34" draw:layer="layout" svg:width="3.556cm" svg:height="1.524cm" svg:x="6.604cm" svg:y="2.54cm">
          <text:p text:style-name="P34"><text:span text:style-name="T23">do_oop()</text:span></text:p>
          <draw:enhanced-geometry svg:viewBox="0 0 21600 21600" draw:type="rectangle" draw:enhanced-path="M 0 0 L 21600 0 21600 21600 0 21600 0 0 Z N"/>
        </draw:custom-shape>
        <draw:custom-shape draw:style-name="gr20" draw:text-style-name="P34" draw:layer="layout" svg:width="3.556cm" svg:height="1.524cm" svg:x="7.366cm" svg:y="13.716cm">
          <text:p text:style-name="P34"><text:span text:style-name="T23">do_oop()</text:span></text:p>
          <draw:enhanced-geometry svg:viewBox="0 0 21600 21600" draw:type="rectangle" draw:enhanced-path="M 0 0 L 21600 0 21600 21600 0 21600 0 0 Z N"/>
        </draw:custom-shape>
        <draw:path draw:style-name="gr58" draw:text-style-name="P2" draw:layer="layout" svg:width="1.21cm" svg:height="0.307cm" draw:transform="rotate (-0.726755100530439) translate (8.05517981375012cm 12.4831781196843cm)" svg:viewBox="0 0 1211 308" svg:d="m0 32 615-32 463 232 133 76">
          <text:p/>
        </draw:path>
        <draw:frame draw:style-name="gr1" draw:text-style-name="P35" draw:layer="layout" svg:width="1.772cm" svg:height="0.992cm" svg:x="8.896cm" svg:y="12.402cm">
          <draw:text-box>
            <text:p text:style-name="P35"><text:span text:style-name="T23">実行</text:span></text:p>
          </draw:text-box>
        </draw:frame>
        <draw:custom-shape draw:style-name="gr20" draw:text-style-name="P34" draw:layer="layout" svg:width="3.556cm" svg:height="1.524cm" svg:x="14.732cm" svg:y="13.506cm">
          <text:p text:style-name="P34"><text:span text:style-name="T23">do_oop()</text:span></text:p>
          <draw:enhanced-geometry svg:viewBox="0 0 21600 21600" draw:type="rectangle" draw:enhanced-path="M 0 0 L 21600 0 21600 21600 0 21600 0 0 Z N"/>
        </draw:custom-shape>
        <draw:path draw:style-name="gr58" draw:text-style-name="P2" draw:layer="layout" svg:width="1.21cm" svg:height="0.307cm" draw:transform="rotate (-0.726755100530439) translate (15.4211798137501cm 12.2731781196843cm)" svg:viewBox="0 0 1211 308" svg:d="m0 32 615-32 463 232 133 76">
          <text:p/>
        </draw:path>
        <draw:frame draw:style-name="gr1" draw:text-style-name="P35" draw:layer="layout" svg:width="1.772cm" svg:height="0.992cm" svg:x="16.516cm" svg:y="12.446cm">
          <draw:text-box>
            <text:p text:style-name="P35"><text:span text:style-name="T23">実行</text:span></text:p>
          </draw:text-box>
        </draw:frame>
        <presentation:notes draw:style-name="dp2">
          <draw:page-thumbnail draw:style-name="gr5"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presentation:notes draw:style-name="dp2">
          <office:forms form:automatic-focus="false" form:apply-design-mode="false"/>
          <draw:page-thumbnail draw:style-name="gr5"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8H53M11S</meta:editing-duration>
    <meta:editing-cycles>36</meta:editing-cycles>
    <dc:date>2012-04-08T20:40:55</dc:date>
    <dc:creator>Narihiro Nakamura</dc:creator>
    <meta:generator>LibreOffice/3.4$Unix LibreOffice_project/340m1$Build-402</meta:generator>
    <meta:document-statistic meta:object-count="613"/>
  </office:meta>
</office:document-meta>
</file>